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chain of approval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chain of approval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chain of approval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iz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iz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iz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style-name="ce13" table:number-columns-repeated="1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 office:value-type="string" calcext:value-type="string">
            <text:p>+/-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4T23:07:58.456000000</dc:date>
    <meta:editing-duration>P4DT6H6M35S</meta:editing-duration>
    <meta:editing-cycles>167</meta:editing-cycles>
    <meta:generator>LibreOffice/7.4.2.3$Windows_X86_64 LibreOffice_project/382eef1f22670f7f4118c8c2dd222ec7ad009daf</meta:generator>
    <meta:document-statistic meta:table-count="1" meta:cell-count="945" meta:object-count="0"/>
  </office:meta>
</office:document-meta>
</file>